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MT" svg:font-family="Arial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MT" fo:font-size="11pt" fo:background-color="#ffffff"/>
    </style:style>
    <style:style style:name="T4" style:family="text">
      <style:text-properties fo:color="#4984e5" style:font-name="ArialMT" fo:font-size="11pt" fo:background-color="#ffffff"/>
    </style:style>
    <style:style style:name="T5" style:family="text">
      <style:text-properties fo:color="#0066ff"/>
    </style:style>
    <style:style style:name="T6" style:family="text">
      <style:text-properties fo:color="#0066ff" style:font-name="ArialMT" fo:font-size="11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0 : <text:span text:style-name="T1">Comment</text:span> « réviser les tables de multiplication » ?</text:p>
      <text:p text:style-name="Standard"><text:tab/>Rejouer&lt;-'o' <text:tab/><text:tab/><text:span text:style-name="T5">- - Initialisation de la variable pour continuer les révisions</text:span></text:p>
      <text:p text:style-name="Standard"><text:tab/><text:span text:style-name="T1">Répéter </text:span></text:p>
      <text:p text:style-name="Standard"><text:tab/><text:tab/>Demander à l'utilisateur un entier n<text:tab/><text:tab/><text:tab/>n : <text:span text:style-name="T1">out</text:span></text:p>
      <text:p text:style-name="Standard"><text:tab/><text:tab/>Questionner sur 10 multiplications de la table de n <text:tab/><text:tab/><text:tab/>n: <text:span text:style-name="T1">in</text:span></text:p>
      <text:p text:style-name="Standard"><text:span text:style-name="T1"><text:tab/><text:tab/>Ecrire</text:span>(''On continue (o/n) ?'')</text:p>
      <text:p text:style-name="Standard"><text:tab/><text:tab/><text:span text:style-name="T1">Lire</text:span><text:span text:style-name="T2">(Rejouer)</text:span></text:p>
      <text:p text:style-name="Standard"><text:span text:style-name="T2"><text:tab/></text:span><text:span text:style-name="T1">JusquA </text:span><text:span text:style-name="T2">Non(Rejouer='o' </text:span><text:span text:style-name="T1">ou </text:span><text:span text:style-name="T2">Rejouer ='O')</text:span></text:p>
      <text:p text:style-name="Standard"><text:span text:style-name="T2"/></text:p>
      <text:p text:style-name="Standard"><text:span text:style-name="T2">R1 : </text:span><text:span text:style-name="T1">Comment </text:span><text:span text:style-name="T2">«  Demander à l'utilisateur un entier n » ?</text:span></text:p>
      <text:p text:style-name="Standard"><text:span text:style-name="T2"><text:tab/></text:span><text:span text:style-name="T1">Ecrire</text:span><text:span text:style-name="T2">(''Table à réviser : '')</text:span></text:p>
      <text:p text:style-name="Standard"><text:span text:style-name="T2"><text:tab/></text:span><text:span text:style-name="T1">Lire</text:span><text:span text:style-name="T2">(n)</text:span></text:p>
      <text:p text:style-name="Standard"><text:span text:style-name="T2"><text:tab/></text:span><text:span text:style-name="T1">TantQue </text:span><text:span text:style-name="T2">n=&lt;0 </text:span><text:span text:style-name="T1">ou </text:span><text:span text:style-name="T2">n&gt;10 </text:span><text:span text:style-name="T1">Faire</text:span></text:p>
      <text:p text:style-name="Standard"><text:span text:style-name="T2"><text:tab/><text:tab/></text:span><text:span text:style-name="T1">Ecrire</text:span><text:span text:style-name="T2">(''Impossible. La table doit être entre 0 et 10.'')</text:span></text:p>
      <text:p text:style-name="Standard"><text:span text:style-name="T2"><text:tab/><text:tab/></text:span><text:span text:style-name="T1">Ecrire</text:span><text:span text:style-name="T2">(''Table à réviser : '')</text:span></text:p>
      <text:p text:style-name="Standard"><text:span text:style-name="T2"><text:tab/><text:tab/></text:span><text:span text:style-name="T1">Lire</text:span><text:span text:style-name="T2">(n)</text:span></text:p>
      <text:p text:style-name="Standard"><text:span text:style-name="T2"><text:tab/></text:span><text:span text:style-name="T1">Fin TQ</text:span></text:p>
      <text:p text:style-name="Standard"><text:span text:style-name="T1"/></text:p>
      <text:p text:style-name="P1">R1 : <text:span text:style-name="T1">Comment </text:span>« Questionner sur 10 multiplications de la table de n » ?</text:p>
      <text:p text:style-name="P1"><text:tab/>t&lt;-0<text:tab/><text:tab/><text:span text:style-name="T5">- - Compteur nombre total de bonnes réponses sur les 10</text:span></text:p>
      <text:p text:style-name="P1"><text:tab/><text:span text:style-name="T1">Pour </text:span>k allant de 1 à 10 <text:span text:style-name="T1">Faire</text:span></text:p>
      <text:p text:style-name="P1"><text:span text:style-name="T1"><text:tab/><text:tab/></text:span>Poser une multiplication de la table de n <text:tab/><text:tab/>res: <text:span text:style-name="T1">out</text:span></text:p>
      <text:p text:style-name="P1"><text:tab/><text:tab/></text:p>
      <text:p text:style-name="P1"><text:tab/><text:tab/>Vérifier la réponse<text:tab/><text:tab/><text:tab/><text:tab/><text:tab/>n, p, res: <text:span text:style-name="T1">in </text:span></text:p>
      <text:p text:style-name="P1"><text:span text:style-name="T1"><text:tab/><text:tab/><text:tab/><text:tab/><text:tab/><text:tab/><text:tab/><text:tab/><text:tab/></text:span>t :<text:span text:style-name="T1"> in out</text:span></text:p>
      <text:p text:style-name="P1"><text:tab/><text:span text:style-name="T1">FinPour</text:span></text:p>
      <text:p text:style-name="P1"><text:span text:style-name="T1"><text:tab/></text:span>Commenter le total<text:tab/><text:tab/><text:tab/><text:tab/><text:tab/><text:tab/>t, n: <text:span text:style-name="T1">in</text:span><text:tab/><text:tab/><text:tab/></text:p>
      <text:p text:style-name="P1"><text:tab/><text:tab/><text:tab/><text:tab/></text:p>
      <text:p text:style-name="P1">R2 : <text:span text:style-name="T1">Comment «  </text:span>Poser une multiplication de la table de n » ?</text:p>
      <text:p text:style-name="P1"><text:tab/>Choisir un nombre aléatoire entre 1 et 10<text:tab/><text:tab/>nb : <text:span text:style-name="T1">out</text:span></text:p>
      <text:p text:style-name="P1"><text:span text:style-name="T1"><text:tab/>Ecrire</text:span>('(M' &amp; k &amp; ')<text:tab/><text:tab/>' <text:s/>&amp; n &amp; '*' &amp; nb &amp; ' ?')</text:p>
      <text:p text:style-name="P1"><text:tab/><text:span text:style-name="T1">Lire</text:span>(res)</text:p>
      <text:p text:style-name="P1"><text:tab/></text:p>
      <text:p text:style-name="P1">R2: <text:span text:style-name="T1">Comment « </text:span>Vérifier la réponse » ?</text:p>
      <text:p text:style-name="P1"><text:tab/><text:span text:style-name="T1">Si</text:span> n*p==res <text:span text:style-name="T1">alors</text:span></text:p>
      <text:p text:style-name="P1"><text:span text:style-name="T1"><text:tab/><text:tab/></text:span>t:=t+1<text:tab/><text:tab/><text:span text:style-name="T5">- - On ajoute une bonne réponse au compteur</text:span></text:p>
      <text:p text:style-name="P1"><text:tab/><text:tab/><text:span text:style-name="T1">Ecrire</text:span>('Bravo !')</text:p>
      <text:p text:style-name="P1"><text:tab/><text:span text:style-name="T1">Sinon</text:span></text:p>
      <text:p text:style-name="P1"><text:tab/><text:tab/><text:span text:style-name="T1">Ecrire</text:span>('Mauvaise réponse')</text:p>
      <text:p text:style-name="P1"><text:tab/><text:span text:style-name="T1">Fin Si</text:span></text:p>
      <text:p text:style-name="P1"><text:span text:style-name="T1"/></text:p>
      <text:p text:style-name="P1">R2 : <text:span text:style-name="T1">Comment </text:span>« Commenter le total » ?</text:p>
      <text:p text:style-name="P1"><text:tab/><text:span text:style-name="T1">Si </text:span>t==10 <text:span text:style-name="T1">alors</text:span></text:p>
      <text:p text:style-name="P1"><text:span text:style-name="T1"><text:tab/><text:tab/>Ecrire</text:span>('Aucune erreur. Excellent !')</text:p>
      <text:p text:style-name="P1"><text:tab/><text:span text:style-name="T1">SinonSi </text:span>t==9 <text:span text:style-name="T1">alors</text:span></text:p>
      <text:p text:style-name="P1"><text:span text:style-name="T1"><text:tab/><text:tab/>Ecrire</text:span>('Une seule erreur. Très bien.')</text:p>
      <text:p text:style-name="P1"><text:tab/><text:span text:style-name="T1">SinonSI </text:span>t==0 <text:span text:style-name="T1">alors</text:span></text:p>
      <text:p text:style-name="P1"><text:span text:style-name="T1"><text:tab/><text:tab/>Ecrire</text:span>('Tout est faux ! Volontaire ?')</text:p>
      <text:p text:style-name="P1"><text:tab/><text:span text:style-name="T1">SinonSi </text:span>t&gt;5 <text:span text:style-name="T1">et </text:span>Non(t==10) a<text:span text:style-name="T1">lors</text:span></text:p>
      <text:p text:style-name="P1"><text:span text:style-name="T1"><text:tab/><text:tab/>Ecrire</text:span>(10-t &amp; ' erreurs. Il faut encore travailler la table de ' &amp; n &amp; '.')</text:p>
      <text:p text:style-name="P1"><text:tab/><text:span text:style-name="T1">SinonSi </text:span>t&lt;=5 <text:span text:style-name="T1">et </text:span>Non(t==1) <text:span text:style-name="T1">et </text:span>Non(t==0) <text:span text:style-name="T1">alors</text:span></text:p>
      <text:p text:style-name="P1"><text:span text:style-name="T1"><text:tab/><text:tab/>Ecrire</text:span>('Seulement ' &amp; t &amp; 'bonnes réponses. Il faut apprendre la table de ' &amp; n &amp; ' !')</text:p>
      <text:p text:style-name="P1"><text:soft-page-break/><text:span text:style-name="T1"><text:tab/></text:span></text:p>
      <text:p text:style-name="P1"/>
      <text:p text:style-name="P1"><text:tab/><text:tab/></text:p>
      <text:p text:style-name="P1"><text:span text:style-name="T1"/></text:p>
      <text:p text:style-name="P1">R3 : <text:span text:style-name="T1">Comment </text:span>« Choisir un nombre aléatoire entre 1 et 10 » ?</text:p>
      <text:p text:style-name="Standard"><text:span text:style-name="T2"><text:tab/>p&lt;-</text:span><text:span text:style-name="T3">Appel Get_Random_Number </text:span><text:span text:style-name="T6">- - On choisit un chiffre aléatoire à l’aide de cette fonction </text:span></text:p>
      <text:p text:style-name="P1"><text:tab/></text:p>
      <text:p text:style-name="P1"/>
      <text:p text:style-name="P1"><text:tab/></text:p>
      <text:p text:style-name="P1"><text:tab/></text:p>
      <text:p text:style-name="P1"><text:tab/></text:p>
      <text:p text:style-name="P1"><text:tab/><text:tab/></text:p>
      <text:p text:style-name="P1"><text:tab/></text:p>
      <text:p text:style-name="P1"/>
      <text:p text:style-name="P1"><text:tab/><text:tab/></text:p>
      <text:p text:style-name="P1"><text:tab/><text:tab/></text:p>
      <text:p text:style-name="P1"><text:tab/><text:tab/></text:p>
      <text:p text:style-name="P1"><text:span text:style-name="T1"><text:tab/></text:span></text:p>
      <text:p text:style-name="Standard"><text:span text:style-name="T1"/></text:p>
      <text:p text:style-name="Standard"><text:span text:style-name="T1"/></text:p>
      <text:p text:style-name="Standard"><text:span text:style-name="T2"><text:tab/>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/>
      <text:p text:style-name="Standard"><text:tab/></text:p>
      <text:p text:style-name="Standard"/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MT" svg:font-family="Arial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is Sigier</meta:initial-creator>
    <meta:creation-date>2022-09-23T10:54:21</meta:creation-date>
    <dc:date>2022-09-24T12:35:17</dc:date>
    <dc:creator>Mathis Sigier</dc:creator>
    <meta:editing-duration>P1DT1H9M2S</meta:editing-duration>
    <meta:editing-cycles>10</meta:editing-cycles>
    <meta:generator>OpenOffice/4.1.13$Unix OpenOffice.org_project/4113m1$Build-9810</meta:generator>
    <meta:document-statistic meta:table-count="0" meta:image-count="0" meta:object-count="0" meta:page-count="2" meta:paragraph-count="66" meta:word-count="333" meta:character-count="1857"/>
  </office:meta>
</office:document-meta>
</file>